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agne de crowfunding</text:p>
      <text:p text:style-name="Standard"/>
      <text:p text:style-name="Standard">Durée : 25 à 45 jours, ca ne doit pas être trop long</text:p>
      <text:p text:style-name="Standard">Cout de la campagne entre 20%à 25%</text:p>
      <text:p text:style-name="Standard"/>
      <text:p text:style-name="Standard">Don : sans contrepartie ni attente : caritatif ou personnel (label les petite pierre)</text:p>
      <text:p text:style-name="Standard">La contrepartie (symbolique ou martérielle : culturel, artistique, prévente</text:p>
      <text:list xml:id="list2633789623683084090" text:style-name="L1">
        <text:list-item>
          <text:list>
            <text:list-item>
              <text:p text:style-name="P1">KissKissBangBang : projet créatif et innovant</text:p>
            </text:list-item>
          </text:list>
        </text:list-item>
      </text:list>
      <text:p text:style-name="Standard">L'équity cowdfundique : les contributeur deviennent actionnaire, statup et PME(wissed anaxago)</text:p>
      <text:p text:style-name="Standard"><text:tab/>le prêt : avec ou sans intérêt. unilend(pme) ypounited (particulier)</text:p>
      <text:p text:style-name="Standard"/>
      <text:p text:style-name="Standard">75%de réussite pour les contrepartie, 95% pour les prets</text:p>
      <text:p text:style-name="Standard"/>
      <text:p text:style-name="Standard"/>
      <text:p text:style-name="Standard">Thémathique</text:p>
      <text:p text:style-name="Standard">Montant</text:p>
      <text:p text:style-name="Standard">Durée</text:p>
      <text:p text:style-name="Standard">Le lieu</text:p>
      <text:p text:style-name="Standard"/>
      <text:p text:style-name="Standard">wanowan : la prévente, existe-il des plateforme spécialisé en informatique ? Evaluer la notorioté de la plateforme. Quelles est celle qui a le plus de succés ?</text:p>
      <text:p text:style-name="Standard">ULULE : on a un référent qui nous coache, nous accompagne. Equipe éditoriale. Ecosysteme de partenaire. Posssibilité de troiuver des distributeurs. Nombre d'étape dans le tunnel de paiement.</text:p>
      <text:p text:style-name="Standard">Généré du comptenu, remercier et bichonnet, coulisse de projet, embarquer les gens dans notre histoire. Story telling et implocation. Vitrine jolie sur la page de projet. Texte et image. Etablir le plan de contrepartie. Les frais postaux.Collecte grande avec des petite somme.</text:p>
      <text:p text:style-name="Standard">Teaser rachou.</text:p>
      <text:p text:style-name="Standard">Préparer support de communication. Préparer sa communauté avant le lancement de la campagne. Piqure de rappel et de relance pour pousser les gens à passer à l'action. Discour positif. Faut y croire. Ne pas être trop ambitieux.</text:p>
      <text:p text:style-name="Standard">Evenement ? Comment toucher le plus de gens : créer les mail en amont de la campagne, utiliser la presse. Tout anticiper. Préparer sa communauté. </text:p>
      <text:p text:style-name="Standard">Penadant la campagne, il faut être hyperinvesti : 30 minute par jour, communiquer, aimenter, remercier, répondre au commentaire.</text:p>
      <text:p text:style-name="Standard"/>
      <text:p text:style-name="Standard">Maintien du lien aprés la campagne. Alimenter en contenu. Tenir informer de l'évolution du projet. Mot personnalisé aux contrepartie. &lt;3</text:p>
      <text:p text:style-name="Standard"/>
      <text:p text:style-name="Standard">Explication de la répartition de l'argent</text:p>
      <text:p text:style-name="Standard">Avec une page facebook . . .</text:p>
      <text:p text:style-name="Standard">Ou un site vitrine.</text:p>
      <text:p text:style-name="Standard">Video +jolie photo</text:p>
      <text:p text:style-name="Standard"/>
      <text:p text:style-name="Standard">Strétégie précampagne.</text:p>
      <text:p text:style-name="Standard">Définir son image. </text:p>
      <text:p text:style-name="Standard"/>
      <text:p text:style-name="Standard">S'entoiurer : Rachou, graphiste, community manager, aide au budjet.</text:p>
      <text:p text:style-name="Standard">Executive summary</text:p>
      <text:p text:style-name="Standard">Bonne com aidé par le graphiste.</text:p>
      <text:p text:style-name="Standard">Description claire</text:p>
      <text:p text:style-name="Standard">echantillonage d'argent.</text:p>
      <text:p text:style-name="Standard">Poster 49 ou 60 news sur leur campagne.</text:p>
      <text:p text:style-name="Standard"><text:soft-page-break/>Ne pas hésiter a appel au commentaire.</text:p>
      <text:p text:style-name="Standard">Cibler son pyublic</text:p>
      <text:p text:style-name="Standard">contrepartie fun.</text:p>
      <text:p text:style-name="Standard"/>
      <text:p text:style-name="Standard">Paramètrede la campagne</text:p>
      <text:p text:style-name="Standard">Persipicasse effcient.</text:p>
      <text:p text:style-name="Standard">Etude de marché : qui sont les personnes aui vont etre attirer par le projet. B2B ou B2C , businesse to consumer ou businesse ou foule.</text:p>
      <text:p text:style-name="Standard">Y réfléchir en équipe. Communauté des fanzinothèque, école d'info, professionnel de l'informatique.</text:p>
      <text:p text:style-name="Standard"/>
      <text:p text:style-name="Standard">Réfléchir au montant : Combien de contributeur possible ? Combien en moyenne ? Regarder le panier moyen de la plate forme.</text:p>
      <text:p text:style-name="Standard">Un moyen joilie de montrer la ventilation du bugjet.</text:p>
      <text:p text:style-name="Standard">8% en moyenne.</text:p>
      <text:p text:style-name="Standard">Les prévoire dans le budget.</text:p>
      <text:p text:style-name="Standard">40j en moyenne. Privilégié les campagne courte.</text:p>
      <text:p text:style-name="Standard"/>
      <text:p text:style-name="Standard">1ere contrepartie : les remerciment, les prévente, les immatérielle, expérience.matériel : carte postale, photo, totbag.1/3 du budget hors prévente.</text:p>
      <text:p text:style-name="Standard">Prévoire un belle contrepartie pour les budget moyen.</text:p>
      <text:p text:style-name="Standard"/>
      <text:p text:style-name="Standard">Pourquoi on utilise le crowfunding, qui sommes nous, quel monytant,</text:p>
      <text:p text:style-name="Standard">FAQ.</text:p>
      <text:p text:style-name="Standard">Vidéeo : 2min30, il faut qu'elle créée le lien, très bonne qualité et son. Expliciter le projet. Qu'est ce qu'on va en faire, </text:p>
      <text:p text:style-name="Standard"/>
      <text:p text:style-name="Standard">Rédiger le contenu de la campagne. Story Telling.Contenu avant histoire.</text:p>
      <text:p text:style-name="Standard">Contenu (budget, cible, partie prenante maitriser, maitrise de la com) contenu dans pakaging = stoty telling.</text:p>
      <text:p text:style-name="Standard">Faire un attachement emotionnel. Procédé naratif, histoire qui fait réver.</text:p>
      <text:p text:style-name="Standard">Trouver un probleme a raisoudre : le projet est la solution. Voir le concret de notre solution.</text:p>
      <text:p text:style-name="Standard">Fiare rentrer le budget dans le storytelling.</text:p>
      <text:p text:style-name="Standard"/>
      <text:p text:style-name="Standard">Contenu : </text:p>
      <text:p text:style-name="Standard">Se présenter. Mettre en avant nos compétence. Rassurer sur la gestion future des don et se faitr attacher.</text:p>
      <text:p text:style-name="Standard">Quel est mon objectif.</text:p>
      <text:p text:style-name="Standard">Se présenter comme un héro : je resoud un probleme. Etre factuel et naturel. Mais j'ai une limite c'est la trésorerie. BESOIN : appel au crowfunding.</text:p>
      <text:p text:style-name="Standard">Story telling adapté a la plateforme. Adapter son language en fonction de qui on essai de toucher.</text:p>
      <text:p text:style-name="Standard">Faire relire son texte. Attention a la crédibilité : trouver un titre accrocheur. Le seul fanzine. . Enfin un truc, Utiliser des phrase courte et claire. Utiliser le gras et le surlignage. </text:p>
      <text:p text:style-name="Standard">Illustration : photo et video. 20%de chance sup si viedoe de tres bonne qualité. La faire voir a bcp avant de poster.</text:p>
      <text:p text:style-name="Standard"/>
      <text:p text:style-name="Standard">La communauté </text:p>
      <text:p text:style-name="Standard">Qui est la cible ?</text:p>
      <text:p text:style-name="Standard">Quelle communauté et pourquoi elle pourrait etre mobilisé. <text:s/></text:p>
      <text:p text:style-name="Standard">Crer un sentiment d'appartenance ou le renforcer.</text:p>
      <text:p text:style-name="Standard">3 cecle : les amis et la famille, les amis dans amis et les inconnu( celui a atteindre). </text:p>
      <text:p text:style-name="Standard">Le prmeier cercle vient, c'est ok mais c'est ce cercle la qui va nous donner de la crédibilité <text:s/>au autres <text:soft-page-break/>cercles.</text:p>
      <text:p text:style-name="Standard"/>
      <text:p text:style-name="Standard">41% financer par le 1er cercle =&gt; 96% de réussite.</text:p>
      <text:p text:style-name="Standard">Le deuxième cercle fait confiance au premier cercle (soliciter les amis pour qu'il fasse toiurner)</text:p>
      <text:p text:style-name="Standard">les inconnu : investisse parce que le projet lleur plait mais ne vous connaisse pas. Elle sont peu attention.</text:p>
      <text:p text:style-name="Standard"/>
      <text:p text:style-name="Standard">Bouche à oreille.</text:p>
      <text:p text:style-name="Standard">Les réseau social ; mail, facebook.(deja afait avant la campagne </text:p>
      <text:p text:style-name="Standard">Multiplier les interview dans les média.</text:p>
      <text:p text:style-name="Standard">Etablir un planning</text:p>
      <text:p text:style-name="Standard">Etablir, co construire et consolider sa communauté.</text:p>
      <text:p text:style-name="Standard">Notre cible est-elle connecté ? Ou la trouver ? Newslettre avec des blagues, ne pas démarrer la campagne avant d'avoir 30%. Puis on communique plus massivement. Trouver des média. Noncy ?Nancy : outil gratuit pour préparer un poste facebook, publier le même jour a la même heure, même message. </text:p>
      <text:p text:style-name="Standard">1 mois avant de faire valider le projet. 2 mois 50%du temps. Faire un one shot pour mla crédibilité. Relancer tout le temps. <text:s/>C'est un parcourd d'endurance.</text:p>
      <text:p text:style-name="Standard">Moyenne : 25 ou 30 euros.</text:p>
      <text:p text:style-name="Standard"/>
      <text:p text:style-name="Standard">Attention au SAV. Il faut tenir au courant. Expliquer l eretard. Une aorganisation et un plan claire. Voir plusieur tuto.Attention fat se préparer a parler argent à toute les rencontre pendant 2 mois.</text:p>
      <text:p text:style-name="Standard">Quelle canaux de communication.</text:p>
      <text:p text:style-name="Standard">Identifier cible</text:p>
      <text:p text:style-name="Standard">objectif de startégie</text:p>
      <text:p text:style-name="Standard">message a transmettre</text:p>
      <text:p text:style-name="Standard">choisir support de commentairebudget.</text:p>
      <text:p text:style-name="Standard">Analuser retombé de presse. </text:p>
      <text:p text:style-name="Standard"/>
      <text:p text:style-name="Standard">Impliquer sa communauté</text:p>
      <text:p text:style-name="Standard">Cible : partie prenante du projet. Le placer au cpeur de la stratégie « I Need You ».</text:p>
      <text:p text:style-name="Standard">Qui souhaiterai etre associé a notre thématique. Intitution ? Reseau vulgarisation youtuber. Mr Bidouille.</text:p>
      <text:p text:style-name="Standard">Sénior?</text:p>
      <text:p text:style-name="Standard">Transformer cible en commaunauté. Quelle sont les valeur commune ? Fideliser cette cible, c'est notre ambassadeur. Dont support papier aussi.</text:p>
      <text:p text:style-name="Standard">Etre a l 'écoute, réponder a tout le smessage. Mettre en place des sondage et receuillir des sondage. </text:p>
      <text:p text:style-name="Standard">SONDAGE précampagne.</text:p>
      <text:p text:style-name="Standard">Raltion personnelle et de proximité. Des mail personnalisé.</text:p>
      <text:p text:style-name="Standard">Le jour du lancement de la campagne, envoyer un texto. Demander aide amis pour les amis des amis.</text:p>
      <text:p text:style-name="Standard">Pour le grand public et les iinstitution, approche individualisé et presse. Préparer des publication d'avance.</text:p>
      <text:p text:style-name="Standard">Mesurer leur engagement (nb vue et partage). Twitter ?</text:p>
      <text:p text:style-name="Standard">Google analitic, hubspot.</text:p>
      <text:p text:style-name="Standard"/>
      <text:p text:style-name="Standard">Relais de communication : </text:p>
      <text:p text:style-name="Standard">Présence sur des salon. Qrcode sur les flyer, présence sur des site et des bloggeur. Avoir un site avec un news letter. CV en ligne. </text:p>
      <text:p text:style-name="Standard">Le site de la campagne, blog. </text:p>
      <text:p text:style-name="Standard">Constituer une caumunauté active.</text:p>
      <text:p text:style-name="Standard">Identifier les influenceyur</text:p>
      <text:p text:style-name="Standard"><text:soft-page-break/>Les tenir informer. Faire du teaser avant le lancement.</text:p>
      <text:p text:style-name="Standard">Le site : présentation et blog. Future plateforme de témléchargement.+newsletter.+lien vers campagne. Optimiser et bienb référencer.</text:p>
      <text:p text:style-name="Standard"/>
      <text:p text:style-name="Standard">Les réseau sociaux : activer ;, gérer, animer, modéré. Choisir son reseau et publier au bon moment.</text:p>
      <text:p text:style-name="Standard">Insta : entre 17 et 19 h en evitant dimanche et lundi. Visuel de grande qualité.</text:p>
      <text:p text:style-name="Standard">1 mail au premier cercle : motivation et objectif, et expliquer le fonctionnement tout ou rien de la campagne.</text:p>
      <text:p text:style-name="Standard">2eme mail : second cercle idem.</text:p>
      <text:p text:style-name="Standard"/>
      <text:p text:style-name="Standard"/>
      <text:p text:style-name="Standard">La presse : quand on a déjà 30% presse spécialié et grand public. <text:s/>Plusieur vidéo.</text:p>
      <text:p text:style-name="Standard"/>
      <text:p text:style-name="Standard"/>
      <text:p text:style-name="Standard">Apres campagne :</text:p>
      <text:p text:style-name="Standard">Com : annocer la réussite de notre projet !</text:p>
      <text:p text:style-name="Standard">Remlrecier l'ensemble de contributeur et continuer mles publication.</text:p>
      <text:p text:style-name="Standard">Contoinuer d'engrager des pré commande.</text:p>
      <text:p text:style-name="Standard">Si echac demander pourquoi et tirer des lecon.</text:p>
      <text:p text:style-name="Standard">Tout est histoire de communication.</text:p>
      <text:p text:style-name="Standard">Limite préparer a l'avance en cas de defaite ou en cas de succés</text:p>
      <text:p text:style-name="Standard"/>
      <text:p text:style-name="Standard">Créer ub engouemen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iette Lecouineur</meta:initial-creator>
    <meta:creation-date>2018-10-05T11:58:34.64</meta:creation-date>
    <dc:date>2018-10-05T14:38:21.74</dc:date>
    <dc:creator>Arriette Lecouineur</dc:creator>
    <meta:editing-duration>PT44M15S</meta:editing-duration>
    <meta:editing-cycles>3</meta:editing-cycles>
    <meta:generator>OpenOffice/4.1.5$Win32 OpenOffice.org_project/415m1$Build-9789</meta:generator>
    <meta:document-statistic meta:table-count="0" meta:image-count="0" meta:object-count="0" meta:page-count="4" meta:paragraph-count="118" meta:word-count="1275" meta:character-count="7902"/>
  </office:meta>
</office:document-meta>
</file>